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3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iueo</text:p>
          </table:table-cell>
          <table:table-cell table:style-name="Default" office:value-type="string" calcext:value-type="string">
            <text:p>あいうえお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.34" calcext:value-type="float">
            <text:p>-12.34</text:p>
          </table:table-cell>
          <table:table-cell table:style-name="ce2" office:value-type="date" office:date-value="2019-10-22" calcext:value-type="date">
            <text:p>10月22日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time" office:time-value="PT12H12M00S" calcext:value-type="time">
            <text:p>12:12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20:44:14.646000000</meta:creation-date>
    <dc:date>2019-10-22T20:45:18.497000000</dc:date>
    <meta:editing-duration>PT1M5S</meta:editing-duration>
    <meta:editing-cycles>1</meta:editing-cycles>
    <meta:document-statistic meta:table-count="1" meta:cell-count="11" meta:object-count="0"/>
    <meta:generator>LibreOffice/6.3.2.2$Windows_x86 LibreOffice_project/98b30e735bda24bc04ab42594c85f7fd8be07b9c</meta:generator>
  </office:meta>
</office:document-meta>
</file>